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360c8e" officeooo:paragraph-rsid="0006b135"/>
    </style:style>
    <style:style style:name="P2" style:family="paragraph" style:parent-style-name="Standard">
      <style:text-properties officeooo:rsid="003e599c" officeooo:paragraph-rsid="0006b135"/>
    </style:style>
    <style:style style:name="P3" style:family="paragraph" style:parent-style-name="Standard">
      <style:text-properties officeooo:rsid="00360c8e" officeooo:paragraph-rsid="0006b135"/>
    </style:style>
    <style:style style:name="P4" style:family="paragraph" style:parent-style-name="Standard">
      <style:text-properties officeooo:rsid="0036e301" officeooo:paragraph-rsid="0006b135"/>
    </style:style>
    <style:style style:name="P5" style:family="paragraph" style:parent-style-name="Standard">
      <style:text-properties officeooo:rsid="0037be3f" officeooo:paragraph-rsid="0006b135"/>
    </style:style>
    <style:style style:name="P6" style:family="paragraph" style:parent-style-name="Standard">
      <style:text-properties officeooo:rsid="0039b8e8" officeooo:paragraph-rsid="0006b135"/>
    </style:style>
    <style:style style:name="P7" style:family="paragraph" style:parent-style-name="Standard">
      <style:text-properties officeooo:rsid="003b290e" officeooo:paragraph-rsid="0006b135"/>
    </style:style>
    <style:style style:name="P8" style:family="paragraph" style:parent-style-name="Standard">
      <style:text-properties officeooo:rsid="003bef91" officeooo:paragraph-rsid="0006b135"/>
    </style:style>
    <style:style style:name="P9" style:family="paragraph" style:parent-style-name="Standard">
      <style:text-properties officeooo:rsid="003dbbd7" officeooo:paragraph-rsid="0006b135"/>
    </style:style>
    <style:style style:name="T1" style:family="text">
      <style:text-properties officeooo:rsid="0036e301"/>
    </style:style>
    <style:style style:name="T2" style:family="text">
      <style:text-properties officeooo:rsid="016852fe"/>
    </style:style>
    <style:style style:name="T3" style:family="text">
      <style:text-properties officeooo:rsid="0225a1b2"/>
    </style:style>
    <style:style style:name="T4" style:family="text">
      <style:text-properties officeooo:rsid="0039b8e8"/>
    </style:style>
    <style:style style:name="T5" style:family="text">
      <style:text-properties fo:font-variant="normal" fo:text-transform="none" fo:color="#252525" style:font-name="Liberation Serif" fo:font-size="11.5pt" fo:letter-spacing="normal" fo:font-style="normal" fo:font-weight="normal" officeooo:rsid="0010dad4" style:font-size-asian="11.5pt" style:font-size-complex="11.5pt"/>
    </style:style>
    <style:style style:name="T6" style:family="text">
      <style:text-properties officeooo:rsid="025bd75a"/>
    </style:style>
    <style:style style:name="T7" style:family="text">
      <style:text-properties officeooo:rsid="0226c9db"/>
    </style:style>
    <style:style style:name="T8" style:family="text">
      <style:text-properties officeooo:rsid="006ce0ca"/>
    </style:style>
    <style:style style:name="T9" style:family="text">
      <style:text-properties officeooo:rsid="0227fa1d"/>
    </style:style>
    <style:style style:name="T10" style:family="text">
      <style:text-properties officeooo:rsid="037c058b"/>
    </style:style>
    <style:style style:name="T11" style:family="text">
      <style:text-properties officeooo:rsid="022966ac"/>
    </style:style>
    <style:style style:name="T12" style:family="text">
      <style:text-properties officeooo:rsid="016927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3">В баню тоже водили партиями в какое-то другое здание.</text:p>
      <text:p text:style-name="P3">Надо было встать под душ в скользкую чугунную ванну с бурой прозеленью на стенках, <text:span text:style-name="T1">заново намылить оставленную на стенке ванной мочалку, а потом смыть с себя пену под не очень тёплой водой. А рядом с ванной уже стоял следующий, такой же голый, но пока сухой и подёргивался, упёршись взглядом в никуда под низким потолком.</text:span></text:p>
      <text:p text:style-name="P4">Вафельное полотенце промокало раньше, чем успеваешь обтереться, <text:span text:style-name="T2">а</text:span> <text:span text:style-name="T2">остаточную</text:span> влагу впитывало исподнее бельё.</text:p>
      <text:p text:style-name="P4"/>
      <text:p text:style-name="P4"><text:span text:style-name="T2">Д</text:span>нём к окнам холла лучше и не подходить. </text:p>
      <text:p text:style-name="P4">Через стекло виднеются пара башенных кранов, медленно разворачивающих свои стрелы на далёких стройках, а с автовокзала долетают невнятные объявления счастливого пути автобусам неразборчивого направления. </text:p>
      <text:p text:style-name="P4">Светит солнце, тает снег. </text:p>
      <text:p text:style-name="P4">Там жизнь жизнь идёт и продолжается, а ты с этой стороны вертикальной решётки.</text:p>
      <text:p text:style-name="P4"/>
      <text:p text:style-name="P5">Суббота в пятом отделении — день приёма посетителей, в другие дни не принимают.</text:p>
      <text:p text:style-name="P5">Когда <text:s/>в дверь позвонят, ближайшая медсестра выгля<text:span text:style-name="T2">дыва</text:span>ет посмотреть к кому это, и кричит фамилию вдоль коридора, чтоб шёл за дверь на свидание.</text:p>
      <text:p text:style-name="P5">Мои родители проведали меня в первую же субботу.</text:p>
      <text:p text:style-name="P5">Я очень удивился, потому что никому ничего не сказал, уезжая в Ромны. </text:p>
      <text:p text:style-name="P5">Оказывается, они на следующий день позвонили в СМП-615, наши сказали где я сходил накануне. На автовокзале меня тоже кто-то припомнил и — клубок распутался.</text:p>
      <text:p text:style-name="P5"/>
      <text:p text:style-name="P5">Свидание проходило на лестничной площадке перед дверью пятого отделения; на одной из длинных скамеек.</text:p>
      <text:p text:style-name="P5">Мы сидели <text:span text:style-name="T3">трое в ряд</text:span>, <text:span text:style-name="T4">моя мать, сдвинув серый пуховой платок на плечи, говорила:</text:span></text:p>
      <text:p text:style-name="P5">- <text:span text:style-name="T4">Как же это, с</text:span><text:span text:style-name="T5">ы́</text:span><text:span text:style-name="T4">ночка?- и начинала плакать, а отец, чтобы её успокоить, говорил:</text:span></text:p>
      <text:p text:style-name="P5">- <text:span text:style-name="T4">Ну, началá! Началá!</text:span></text:p>
      <text:p text:style-name="P6">Он шапку не снимал и не плакал, а смотрел на скамейку напротив, где двое других родителей кормили всякими вкусностями из целлофана своего больного — худого парня, который вообще не разговаривал, потому что его укусил энцефалитный клещ.</text:p>
      <text:p text:style-name="P6">Я тоже ел; моя мать привезла всякие домашние пирожки и плюшки и пирожные эклер с заварным кремом из магазина «К<text:span text:style-name="T6">улинария</text:span>» на Переезде. </text:p>
      <text:p text:style-name="P6">Она знала чт<text:span text:style-name="T2">ó</text:span> я люблю.</text:p>
      <text:p text:style-name="P6">Ещё в целлофане было сало, но я отказался наотрез и моя мать в конце свидания отдала его медсестре, чтобы положили в раздатке — когда захочу, тогда и съем; но я принципиально не ходил в столовую, когда зазывали есть передачи.</text:p>
      <text:p text:style-name="P6"/>
      <text:p text:style-name="P6">В другие субботы приезжали мой брат и сестра. Брат был без шапки, но хмурился как и наш отец и говорил:</text:p>
      <text:p text:style-name="P6">- Ну, чё ты, Серёга? Это ты зря.</text:p>
      <text:p text:style-name="P6">А Наташа не плакала, она делала мне выговоры:</text:p>
      <text:p text:style-name="P6">- Вот скажи, оно тебе надо? Молодец!</text:p>
      <text:p text:style-name="P6">Она сказала, что Ира не приезжала, <text:span text:style-name="T2">хотя</text:span> она ей <text:span text:style-name="T2">по</text:span>звонила, чтобы <text:span text:style-name="T7">она знала</text:span>.</text:p>
      <text:p text:style-name="P6">Ира и в Ромны не приехала ни разу, но я понимал, что ей надо смотреть за ребёнком.</text:p>
      <text:p text:style-name="P6">8-го марта на столике-каталке в коридор вывезли пустые поздравительные открытки и я заполнил одну в Нежин Ире, что поздравляю и люблю. </text:p>
      <text:p text:style-name="P6">Когда написал, то и сам ужаснулся до чего почерк дрожащий и совсем не мой. </text:p>
      <text:p text:style-name="P6">Наверное, <text:span text:style-name="T8">из-за уколов</text:span>.</text:p>
      <text:p text:style-name="P6"><text:soft-page-break/></text:p>
      <text:p text:style-name="P6">Заведующая отделением разговоры про музыку не вела — она меня лечила.</text:p>
      <text:p text:style-name="P7">Мне делали уколы аминазина внутримышечно — три раза в день.</text:p>
      <text:p text:style-name="P7">Первые дни ещё можно было терпеть, но потом на ягодицах не осталось живого места, укол попадал на укол и образовывались желваки, зад ниже поясницы покрыли плотно напухшие бугры и стало трудно делать пешие прогулки по коридору, туда и обратно. </text:p>
      <text:p text:style-name="P7">Кожа тоже не выдерживала и начала понемногу, <text:span text:style-name="T9">но постоянно</text:span> кровоточить, пачкая больничные кальсоны.</text:p>
      <text:p text:style-name="P7">Труднее всего давался заключительный — третий укол в день. Его делали в девять вечера, и когда я слышал как <text:span text:style-name="T9">по</text:span> коридор<text:span text:style-name="T9">у</text:span> <text:span text:style-name="T9">приближается </text:span>позвякива<text:span text:style-name="T9">ние</text:span> короб<text:span text:style-name="T9">ок</text:span> со шприцами на столике-каталке, то зубы стискивались <text:span text:style-name="T10">словно в</text:span> судорог<text:span text:style-name="T10">е</text:span>.</text:p>
      <text:p text:style-name="P7"><text:span text:style-name="T9">С</text:span>толик <text:span text:style-name="T9">постепенно </text:span>доезжал и до нашей палаты, <text:span text:style-name="T9">останавливался и </text:span>к нам заходила медсестра со шприцем в руке, <text:span text:style-name="T9">а</text:span> после укола возвращалась за <text:span text:style-name="T9">другим</text:span>, для следующ<text:span text:style-name="T9">его</text:span> больного.</text:p>
      <text:p text:style-name="P7">Один раз она меня пропустила и я притворился спящим, чтоб ей не напоминать, а когда услыхал, что столик звякает уже от восьмой палаты, не мог поверить собственному счастью.</text:p>
      <text:p text:style-name="P7">Через полчаса медсестра окликнула меня от входа в палату, в руке она держала шприц и победно улыбалась:</text:p>
      <text:p text:style-name="P7">- Думал, что всё, Огольцов?</text:p>
      <text:p text:style-name="P7">В манипуляционном кабинете они перед обходом эти шприцы по списку заряжают <text:span text:style-name="T9">и</text:span>, когда в коробках на столике остался один лишний, она поняла, что кто-то пропущен.</text:p>
      <text:p text:style-name="P7">Ты вспомнила — молодец, а улыбаться-то зачем?</text:p>
      <text:p text:style-name="P8">В этот момент она мне напомнила Свету из моего полигамийного прошлого. </text:p>
      <text:p text:style-name="P8">Причёской, наверное.</text:p>
      <text:p text:style-name="P8"/>
      <text:p text:style-name="P8">Ещё мне кололи инсулин внутривенно, но сперва заведующая предупредила родителей, чтобы они согласились.</text:p>
      <text:p text:style-name="P8">Бельтюков, молодой, но опытный сосед по палате, говорил, что инсулин добывают из печени быков, больше неоткуда. </text:p>
      <text:p text:style-name="P8">Назначение <text:span text:style-name="T11">этих</text:span> уколов в том, чтобы дов<text:span text:style-name="T11">одить</text:span> <text:span text:style-name="T11">пациентов</text:span> до комы. Это и<text:span text:style-name="T11">х излечивает</text:span>, кроме того процента на кого <text:span text:style-name="T9">препарат</text:span> действует неправильно. </text:p>
      <text:p text:style-name="P8">Но выживших больше.</text:p>
      <text:p text:style-name="P8">Главное <text:span text:style-name="T11">вовремя </text:span>успеть вывести больного из коматозного состояния.</text:p>
      <text:p text:style-name="P8"/>
      <text:p text:style-name="P8">Инсулин делали мне и Бельтюкову по утрам. </text:p>
      <text:p text:style-name="P8">Один укол в вену <text:span text:style-name="T11">на</text:span> локтев<text:span text:style-name="T11">о</text:span>м сгиб<text:span text:style-name="T11">е</text:span> руки. Потом медсестра звала ближайшего медбрата и тот приходил с <text:span text:style-name="T11">добровольцами</text:span> из больных, <text:span text:style-name="T11">чтоб </text:span>они <text:span text:style-name="T11">тряпками при</text:span>фиксировали нас к железу коек, только за руки, <text:span text:style-name="T11">но потуже, </text:span>чтоб мы не дёргались, когда нас поведут <text:span text:style-name="T2">из комы </text:span>обратно.</text:p>
      <text:p text:style-name="P8">Минут через 15-20 медсестра возвращалась и садилась за белый столик заполнять какие-то журналы — вот зачем он <text:s/><text:span text:style-name="T8">стоял в том неудобном месте </text:span>— <text:span text:style-name="T8">она следила за нами как за молоком на огне, </text:span>чтобы не <text:span text:style-name="T8">убежало</text:span>. </text:p>
      <text:p text:style-name="P9">Мы с Бельтюковым лежали на соседних койках, привязанные, и разговаривали, глядя в потолок; он был общительный <text:span text:style-name="T2">парень </text:span>и смахивал на стройбатовского водителя Виталика из Симферополя, а может и не очень. </text:p>
      <text:p text:style-name="P9"><text:span text:style-name="T2">Потом</text:span> наш разговор переходил в бессвязные восклицания: у <text:span text:style-name="T2">Бельтюкова</text:span> про засилье блядского матриархата, а у меня, что все люди братья, ну, как же вы этого не видите?</text:p>
      <text:p text:style-name="P9"><text:span text:style-name="T2">П</text:span>ри этом голова <text:span text:style-name="T2">моя</text:span> заламывалась назад до отказа, чтобы посмотреть вдоль <text:span text:style-name="T11">своего </text:span>позвоночника, <text:span text:style-name="T2">вот </text:span>только подушка мешала, и медсестра бросала свои журналы, потому что — <text:span text:style-name="T11">нас </text:span>пора <text:s/>выводи<text:span text:style-name="T11">ть</text:span> <text:span text:style-name="T8">из подступающей комы</text:span> уколами глюкозы внутривенн<text:span text:style-name="T8">о</text:span>.</text:p>
      <text:p text:style-name="P9">Потом нас отвязывали и давали по стакану воды с густым раствором сахара, потому что во рту было очень горячо и всё горело.</text:p>
      <text:p text:style-name="P9">Это не означает, что мы с Бельтюковым всякий раз кричали одно и тоже, просто <text:span text:style-name="T2">такой была </text:span>основн<text:span text:style-name="T2">ая</text:span> тематик<text:span text:style-name="T12">а</text:span> наших <text:span text:style-name="T10">бесконтрольных лозунгов</text:span>, когда под инсулином.</text:p>
      <text:p text:style-name="P9"><text:soft-page-break/>По воскресеньям нам его не кололи.</text:p>
      <text:p text:style-name="P9"/>
      <text:p text:style-name="P9">Самым трудным для меня оказался укол серы. Её, вообще-то, колют алкашам в виде наказания, но, возможно, у заведующей имелись какие-то эксперимента<text:span text:style-name="T11">льные</text:span> соображения. Она же хотела как лучше.</text:p>
      <text:p text:style-name="P9">Это тоже укол в ягодицу, но последствия распространяются и ниже по кост<text:span text:style-name="T11">ной ткани</text:span>. </text:p>
      <text:p text:style-name="P9">Два дня приходится волочить ногу и<text:span text:style-name="T11">з-за</text:span> болевы<text:span text:style-name="T11">х</text:span> ощущени<text:span text:style-name="T11">й</text:span>, будто сустав берцовой кости мелко раздроблён.</text:p>
      <text:p text:style-name="P9">Укол серы сломил мою волю.</text:p>
      <text:p text:style-name="P2">Я пошкандыбал в столовую, чтобы есть сало из передачи, но когда больной чмо-раздатчик выдал мне целлофан, оттуда пахло как из моего портфеля в четвёртом классе, когда я забыл съесть бутерброд с ветчиной и она там пролежала все зимние каникулы. </text:p>
      <text:p text:style-name="P2">Пришлось выброси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1:48:18.474522790</meta:creation-date>
    <dc:date>2017-03-03T11:48:24.636591964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62" meta:word-count="1069" meta:character-count="6813" meta:non-whitespace-character-count="5776"/>
    <meta:generator>LibreOffice/4.3.3.2$Linux_x86 LibreOffice_project/430m0$Build-2</meta:generator>
  </office:meta>
</office:document-meta>
</file>